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roche de l'article :</text:p>
      <text:p text:style-name="P1"/>
      <text:p text:style-name="P2">Domaine de la RI. Dans un fond documentaire, l'algorithme extrait les éléments commun aux différents document et produit un ensemble de règle de construction de wrapper pour récupérer ces éléments.</text:p>
      <text:p text:style-name="Standard"/>
      <text:p text:style-name="P1">Ce qui nous interesse :</text:p>
      <text:p text:style-name="P1"/>
      <text:p text:style-name="Standard">Une fois les règles exprimant les patterns recherché crée, les auteurs utilisent <text:s/></text:p>
      <text:p text:style-name="Standard">Pat tree (Practical Algorithm to Retrieve Information Coded in Alphanumeric) :</text:p>
      <text:p text:style-name="Standard"/>
      <text:p text:style-name="Standard">Structure arborescente qui construit toute les suffixes possible d'une chaîne de caractè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17T17:31:03</meta:creation-date>
    <meta:generator>LibreOffice/3.5$Linux_x86 LibreOffice_project/350m1$Build-2</meta:generator>
    <dc:date>2014-02-17T18:16:06</dc:date>
    <dc:creator>Asus </dc:creator>
    <meta:editing-duration>PT41M25S</meta:editing-duration>
    <meta:editing-cycles>5</meta:editing-cycles>
    <meta:document-statistic meta:table-count="0" meta:image-count="0" meta:object-count="0" meta:page-count="1" meta:paragraph-count="6" meta:word-count="74" meta:character-count="497" meta:non-whitespace-character-count="424"/>
  </office:meta>
</office:document-meta>
</file>